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silver bullet:</text:p>
      <text:p text:style-name="P1"/>
      <text:p text:style-name="P1">El articulo explica como el desarrollo de software tiene dificultades <text:s/>esenciales y accidentales. Las dificultades esenciales son inherentes del software, hacen al software, en cambio las dificultades accidentales afectan en la producción del software pero no son inherentes de éste.</text:p>
      <text:p text:style-name="P1"><text:s/>Las dificultades esenciales como la complejidad, la conformidad, la maleabilidad y la invisibilidad entonces, al ser parte del software, no pueden ser resueltas. Fred Brooks <text:s/>compara el software como un hombre-lobo. Un hombre-lobo sin transformar es a simple vista una persona común, sencilla y simple, tal como el software, pero que en realidad ambas cosas tienen sus dificultades y traen problemas. A los hombres-lobo los podemos eliminar con balas de plata, pero en el caso del software no hay un equivalente a una bala de plata para <text:s/>eliminar esas dificultades esenciales. Solo las dificultades accidentales pudieron ser resuel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 </meta:initial-creator>
    <meta:creation-date>2012-08-29T17:34:58</meta:creation-date>
    <meta:generator>OpenOffice.org/3.2$Linux OpenOffice.org_project/320m12$Build-9483</meta:generator>
    <meta:document-statistic meta:table-count="0" meta:image-count="0" meta:object-count="0" meta:page-count="1" meta:paragraph-count="3" meta:word-count="141" meta:character-count="936"/>
    <dc:date>2012-08-29T18:40:41</dc:date>
    <dc:creator>mari </dc:creator>
    <meta:editing-duration>PT01H05M45S</meta:editing-duration>
    <meta:editing-cycles>1</meta:editing-cycles>
  </office:meta>
</office:document-meta>
</file>